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aab" svg:font-family="Saab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aab" fo:font-size="24pt" officeooo:rsid="00131555" officeooo:paragraph-rsid="00131555" style:font-size-asian="21pt" style:font-size-complex="24pt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Saab" fo:font-size="24pt" officeooo:rsid="00131555" officeooo:paragraph-rsid="00131555" style:font-size-asian="21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Saab" fo:font-size="20pt" officeooo:rsid="001390bd" officeooo:paragraph-rsid="001390bd" style:font-size-asian="17.5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Saab" fo:font-size="20pt" officeooo:rsid="0014241f" officeooo:paragraph-rsid="0014241f" style:font-size-asian="17.5pt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Saab" fo:font-size="18pt" officeooo:rsid="0014241f" officeooo:paragraph-rsid="0014241f" style:font-size-asian="15.75pt" style:font-size-complex="18pt"/>
    </style:style>
    <style:style style:name="P6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aab" fo:font-size="16pt" officeooo:rsid="001864af" officeooo:paragraph-rsid="001864af" style:font-size-asian="14pt" style:font-size-complex="16pt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aab" fo:font-size="16pt" officeooo:rsid="001b59ef" officeooo:paragraph-rsid="001b59ef" style:font-size-asian="14pt" style:font-size-complex="16pt"/>
    </style:style>
    <style:style style:name="P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aab" fo:font-size="16pt" officeooo:rsid="001da450" officeooo:paragraph-rsid="001da450" style:font-size-asian="14pt" style:font-size-complex="16pt"/>
    </style:style>
    <style:style style:name="P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aab" fo:font-size="16pt" officeooo:rsid="001efd03" officeooo:paragraph-rsid="001efd03" style:font-size-asian="14pt" style:font-size-complex="16pt"/>
    </style:style>
    <style:style style:name="P1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aab" fo:font-size="16pt" officeooo:rsid="0020cdc3" officeooo:paragraph-rsid="0020cdc3" style:font-size-asian="14pt" style:font-size-complex="16pt"/>
    </style:style>
    <style:style style:name="P1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aab" fo:font-size="16pt" officeooo:rsid="0021f75e" officeooo:paragraph-rsid="0021f75e" style:font-size-asian="14pt" style:font-size-complex="16pt"/>
    </style:style>
    <style:style style:name="P1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aab" fo:font-size="16pt" officeooo:rsid="002388c1" officeooo:paragraph-rsid="002388c1" style:font-size-asian="14pt" style:font-size-complex="16pt"/>
    </style:style>
    <style:style style:name="P13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aab" fo:font-size="16pt" officeooo:rsid="0024962e" officeooo:paragraph-rsid="0024962e" style:font-size-asian="14pt" style:font-size-complex="16pt"/>
    </style:style>
    <style:style style:name="P1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Saab" fo:font-size="16pt" officeooo:rsid="0024dfaf" officeooo:paragraph-rsid="0024dfaf" style:font-size-asian="14pt" style:font-size-complex="16pt"/>
    </style:style>
    <style:style style:name="T1" style:family="text">
      <style:text-properties officeooo:rsid="001c08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دانشگاه فردوسی مشهد</text:p>
      <text:p text:style-name="P1"/>
      <text:p text:style-name="P3"><text:s text:c="3"/>درس مبانی و کاربرد های هوش مصنوعیCSPگزارش <text:s text:c="2"/></text:p>
      <text:p text:style-name="P4">استاد هراتی</text:p>
      <text:p text:style-name="P4"/>
      <text:p text:style-name="P5">سارا قوام پور 9812762781</text:p>
      <text:p text:style-name="P6"/>
      <text:p text:style-name="P6">مدل سازی:</text:p>
      <text:p text:style-name="P6">صفحه بازی به صورت آبجکت board است که از تعدادی خانه (square)ساخته شده است. هر square یا به عبارتی هر خانه board یک متغیر است. دامنه هر متغیر کارکتر های + و – و ۰ میباشد. محدودیت برای هر متغیر (square) به این صورت است که اگر مقدار آن + یا ـ است خانه‌های همسایه(متغیر های همسایه) نباید با مقدار این متغیر یکی باشد.</text:p>
      <text:p text:style-name="P6"/>
      <text:p text:style-name="P7">Main.py فایل ورودی را میخواند و با تشکیل دادن square ها و اضافه کردن آن‌ها به ارایه دو بعدی board ,board را تشکیل میدهد. <text:span text:style-name="T1">و محدودیت‌ها را برای هر ستون و سطر هم ذخیره میکند. و تابع backtrack_Csp از برنامه CSP_Solver.py <text:s/>فراخوانده میشود.</text:span></text:p>
      <text:p text:style-name="P7"/>
      <text:p text:style-name="P8">در <text:s/><text:span text:style-name="T1">backtrack_Csp از برنامه CSP_Solver.py :</text:span></text:p>
      <text:p text:style-name="P9">ابتدا با تابع assignment_is_done چک میکند که آیا مقدار دهی به متغیر ها به صورت سازگار و کامل انجام شده یا نه و اگر انجام شده بود این پایان است.</text:p>
      <text:p text:style-name="P10">در all_checked <text:s/>چک میکند که آیا همه متغیر ها مقداددهی شده‌اند یا خیر و اگر نشدهخ بودند یعنی جواب نداریم.</text:p>
      <text:p text:style-name="P10"><text:soft-page-break/>بعد با استفاده از تابع mrv_Heuristic که پیاده‌سازی هیوریستیک mrv <text:s/>است متغیری را برای مقدار دهی به آن انتخاب میکنیم. چون اهنربا هر کدام از ۲ خانه تشکیل شده بعد از انتخاب متغیر باید خانه دیگر اهنربا را هم پیدا کنیم گه با تابع get_the_pair انجام میشود.</text:p>
      <text:p text:style-name="P10">سپس در is_consistent چک می‌شود که آیا همه محدودیت‌ها ارضاء شده‌اند یا خیر و اگر نشده بود false برمیگرداند.</text:p>
      <text:p text:style-name="P10">بعد هیوریستسک lcv صدا می‌شود تا دامنه متغیر را سورت کند و تغییر دهد به طوری که least constraining value اول انتخاب شود.</text:p>
      <text:p text:style-name="P11">بعد روی دامنه متغیر پیمایش انجام می‌شود و به ازای هر مقدار ممکن برای آن مقداری محاز هم برای pair_sqr اختیار می‌شود <text:s/>و بعد این مقادیر از دامنه این دو خانه حذف می‌شوند و بعد بر روی board جدید forward_check صدا می‌شود تا مقادیر انتخاب شده را از دامنه همیاسه ها پاک کند و بعد هم دوباره <text:s/><text:span text:style-name="T1">backtrack_Csp </text:span>برای board جدید فراحوانی میشود.</text:p>
      <text:p text:style-name="P12"/>
      <text:p text:style-name="P12">Ac_3 :</text:p>
      <text:p text:style-name="P12">ابتدا تمام متغیر هایی که مقدار دهی نشده‌اند به صف اضافه شده و بعد تا زمانی که صف حالی نشده و هنوز به تناقض نرسیده‌ایم ار صف یک متغیر را خارج میکنیم و بر ای همیایه های آن متغیر(متغیر هایی که با این متغیر محدوذدیت دارند ) اگر تابع remove_value درست برگرداند <text:s/>اگر دامنه متغیر خالی شده باشد تناتقض است <text:s/>و متغیر به صف اضافه می‌شود .</text:p>
      <text:p text:style-name="P12"><text:s/>remove_value برای هر x y <text:s/>چک میکند که آیا به ازای مر مقدار y مکقداری در دامنه x وجود دارد که محدودیت را برطرف کند یا نه </text:p>
      <text:p text:style-name="P12"/>
      <text:p text:style-name="P13">lcv : </text:p>
      <text:p text:style-name="P14">روی همه ی انتخاب ها پیمایش میکند و آن هارا بر اساس محدود کنندگی برای دیگر متغیر ها به صورت صعودی سورت میکند.</text:p>
      <text:p text:style-name="P14"/>
      <text:p text:style-name="P14"><text:soft-page-break/></text:p>
      <text:p text:style-name="P11"/>
      <text:p text:style-name="P11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aab" svg:font-family="Saab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2d2b2b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d2b2b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30T21:46:43.704112660</meta:creation-date>
    <dc:date>2021-12-31T16:46:12.016226886</dc:date>
    <meta:editing-duration>PT18H6M31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3" meta:paragraph-count="19" meta:word-count="453" meta:character-count="2300" meta:non-whitespace-character-count="1847"/>
  </office:meta>
</office:document-meta>
</file>